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6f24" officeooo:paragraph-rsid="00146f24"/>
    </style:style>
    <style:style style:name="P2" style:family="paragraph" style:parent-style-name="Standard">
      <style:text-properties officeooo:rsid="00151e0c" officeooo:paragraph-rsid="00151e0c"/>
    </style:style>
    <style:style style:name="P3" style:family="paragraph" style:parent-style-name="Standard">
      <style:text-properties fo:font-weight="bold" officeooo:rsid="00155a30" officeooo:paragraph-rsid="00155a30" style:font-weight-asian="bold" style:font-weight-complex="bold"/>
    </style:style>
    <style:style style:name="P4" style:family="paragraph" style:parent-style-name="Standard">
      <style:text-properties fo:font-weight="normal" officeooo:rsid="00155a30" officeooo:paragraph-rsid="00155a30" style:font-weight-asian="normal" style:font-weight-complex="normal"/>
    </style:style>
    <style:style style:name="T1" style:family="text">
      <style:text-properties officeooo:rsid="00151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sisco Quenat, se desatrrollo principalmente en Francia, sus aportaciones fue su famosa tabla economica, donde compara el proceso de circulacion da la sangre en el cuerpo y le toma un parecido al dinero. Fisiocracion, gobierno o poder de la naturaleza, dicen que toda fuente de riqueza se deriva de la naturaleza misma <text:span text:style-name="T1">Productora</text:span>, Propietaria, Esteril. <text:span text:style-name="T1">(Agricultor,Dueño ,Artesano)</text:span></text:p>
      <text:p text:style-name="P2">Enocntramso el produto neto: La cualidad que tiene la tierra para producir más de lo que se necesita, hoy en dia se conoce como excedente economico. </text:p>
      <text:p text:style-name="P2"/>
      <text:p text:style-name="P3">Los clasicos:</text:p>
      <text:p text:style-name="P3"/>
      <text:p text:style-name="P4">Los principales contribuidores fueron Adam Smith, David Ricardo, Roberto Thomas Malth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09:28:27.431444872</meta:creation-date>
    <dc:date>2021-03-09T14:08:02.590150763</dc:date>
    <meta:editing-duration>PT3H58M54S</meta:editing-duration>
    <meta:editing-cycles>1</meta:editing-cycles>
    <meta:document-statistic meta:table-count="0" meta:image-count="0" meta:object-count="0" meta:page-count="1" meta:paragraph-count="4" meta:word-count="96" meta:character-count="633" meta:non-whitespace-character-count="540"/>
    <meta:generator>LibreOffice/6.0.7.3$Linux_X86_64 LibreOffice_project/00m0$Build-3</meta:generator>
  </office:meta>
</office:document-meta>
</file>